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Heading">
      <style:paragraph-properties fo:text-align="center" style:justify-single-word="false"/>
      <style:text-properties style:font-name="Times New Roman" fo:font-size="18pt" style:font-size-asian="18pt" style:font-size-complex="18pt"/>
    </style:style>
    <style:style style:name="P4" style:family="paragraph" style:parent-style-name="Text_20_body" style:list-style-name="L3">
      <style:text-properties style:font-name="Times New Roman"/>
    </style:style>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Heading_20_1">
      <style:text-properties style:font-name="Times New Roman"/>
    </style:style>
    <style:style style:name="P9" style:family="paragraph" style:parent-style-name="Heading_20_1">
      <style:paragraph-properties fo:break-before="page"/>
    </style:style>
    <style:style style:name="P10" style:family="paragraph" style:parent-style-name="Heading_20_2">
      <style:text-properties style:font-name="Times New Roman"/>
    </style:style>
    <style:style style:name="P11" style:family="paragraph" style:parent-style-name="Standard">
      <style:paragraph-properties fo:text-align="start" style:justify-single-word="false"/>
      <style:text-properties style:font-name="Times New Roman"/>
    </style:style>
    <style:style style:name="P12" style:family="paragraph" style:parent-style-name="Standard" style:list-style-name="L1">
      <style:paragraph-properties fo:text-align="start" style:justify-single-word="false"/>
      <style:text-properties style:font-name="Times New Roman"/>
    </style:style>
    <style:style style:name="P13" style:family="paragraph" style:parent-style-name="Standard">
      <style:paragraph-properties fo:text-align="start" style:justify-single-word="false"/>
      <style:text-properties style:font-name="Times New Roman" fo:font-style="italic" fo:font-weight="bold" style:font-style-asian="italic" style:font-weight-asian="bold" style:font-style-complex="italic" style:font-weight-complex="bold"/>
    </style:style>
    <style:style style:name="P14" style:family="paragraph" style:parent-style-name="Standard" style:list-style-name="L11">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 fo:font-style="normal" fo:font-weight="normal" style:font-style-asian="normal" style:font-weight-asian="normal" style:font-style-complex="normal" style:font-weight-complex="normal"/>
    </style:style>
    <style:style style:name="P16" style:family="paragraph" style:parent-style-name="Standard" style:list-style-name="L12">
      <style:paragraph-properties fo:text-align="start" style:justify-single-word="false"/>
      <style:text-properties style:font-name="Times New Roman" fo:font-style="normal" fo:font-weight="normal" style:font-style-asian="normal" style:font-weight-asian="normal" style:font-style-complex="normal" style:font-weight-complex="normal"/>
    </style:style>
    <style:style style:name="P17" style:family="paragraph" style:parent-style-name="Standard" style:list-style-name="L13">
      <style:paragraph-properties fo:text-align="start" style:justify-single-word="false"/>
      <style:text-properties style:font-name="Times New Roman" fo:font-style="normal" fo:font-weight="normal" style:font-style-asian="normal" style:font-weight-asian="normal" style:font-style-complex="normal" style:font-weight-complex="normal"/>
    </style:style>
    <style:style style:name="P18" style:family="paragraph" style:parent-style-name="Standard" style:list-style-name="L14">
      <style:paragraph-properties fo:text-align="start" style:justify-single-word="false"/>
      <style:text-properties style:font-name="Times New Roman" fo:font-style="normal" fo:font-weight="normal" style:font-style-asian="normal" style:font-weight-asian="normal" style:font-style-complex="normal" style:font-weight-complex="normal"/>
    </style:style>
    <style:style style:name="P19" style:family="paragraph" style:parent-style-name="Standard" style:list-style-name="L15">
      <style:paragraph-properties fo:text-align="start" style:justify-single-word="false"/>
      <style:text-properties style:font-name="Times New Roman" fo:font-style="normal" fo:font-weight="normal" style:font-style-asian="normal" style:font-weight-asian="normal" style:font-style-complex="normal" style:font-weight-complex="normal"/>
    </style:style>
    <style:style style:name="P20" style:family="paragraph" style:parent-style-name="Standard" style:list-style-name="L16">
      <style:paragraph-properties fo:text-align="start" style:justify-single-word="false"/>
      <style:text-properties style:font-name="Times New Roman"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tion: Milestone 4</text:p>
      <text:p text:style-name="P1"/>
      <text:p text:style-name="P1"/>
      <text:p text:style-name="P1"/>
      <text:p text:style-name="P1"><text:tab/>Milestone 4 is incrementing onto the documentation from milestone 3, 2, and 1, so that documentation still holds, and only the added features will be discussed. </text:p>
      <text:p text:style-name="P2"/>
      <text:h text:style-name="P8" text:outline-level="1">UML Diagram:</text:h>
      <text:p text:style-name="P1"/>
      <text:p text:style-name="P1">*We have not removed the Users ability to use a parser and console based commands to play the game, we have only hid the functions for the current milestone, to show the use of the View, and user generated inputs through the use of a Mouse click. </text:p>
      <text:p text:style-name="P1"/>
      <text:p text:style-name="P1">Therefore, the UML will still include those classes, but will reflect the changes made, to allow for the current functionalities of this milestone such as the customized maps and the loading and saving of states.</text:p>
      <text:p text:style-name="P1"/>
      <text:p text:style-name="P1">*To make the added changes clear, the new parameters and methods, will be placed on the top of the list, inside the UML classes.</text:p>
      <text:p text:style-name="P1"/>
      <text:p text:style-name="P1">*The Test class will not be included in the UML.</text:p>
      <text:p text:style-name="P1"/>
      <text:p text:style-name="P1"/>
      <text:h text:style-name="P9" text:outline-level="1">Design Decisions;</text:h>
      <text:p text:style-name="P1"/>
      <text:p text:style-name="P1">For Milestone 4, we have added the following functionalities:</text:p>
      <text:list xml:id="list7922471177337352417" text:style-name="L1">
        <text:list-item>
          <text:p text:style-name="P12">Customized maps loaded from XML</text:p>
        </text:list-item>
        <text:list-item>
          <text:p text:style-name="P12">Save state</text:p>
        </text:list-item>
        <text:list-item>
          <text:p text:style-name="P12">Load state</text:p>
        </text:list-item>
      </text:list>
      <text:p text:style-name="P1"/>
      <text:p text:style-name="P1">This milestone required numerous changes, and quite a bit of refactoring in order to be able to handle the implementation of customized maps. </text:p>
      <text:p text:style-name="P1"/>
      <text:p text:style-name="P13">Continent</text:p>
      <text:list xml:id="list6821117708598331810" text:style-name="L11">
        <text:list-item>
          <text:p text:style-name="P14">This class represents the continents in the map.</text:p>
        </text:list-item>
        <text:list-item>
          <text:p text:style-name="P14">A continent has a list of countries, which are included in that continent.</text:p>
        </text:list-item>
        <text:list-item>
          <text:p text:style-name="P14">Holding a continent provides a bonus number of troops at the start of a players turn.</text:p>
        </text:list-item>
        <text:list-item>
          <text:p text:style-name="P14">This class is used in the custom maps.</text:p>
        </text:list-item>
      </text:list>
      <text:p text:style-name="P13"/>
      <text:p text:style-name="P13">Coordinate</text:p>
      <text:list xml:id="list2953489655968819493" text:style-name="L12">
        <text:list-item>
          <text:p text:style-name="P16">This class represents an x and y coordinate.</text:p>
        </text:list-item>
        <text:list-item>
          <text:p text:style-name="P16">Used by Country.</text:p>
        </text:list-item>
      </text:list>
      <text:p text:style-name="P15"/>
      <text:p text:style-name="P13">Country</text:p>
      <text:list xml:id="list5330192927534002774" text:style-name="L13">
        <text:list-item>
          <text:p text:style-name="P17">This class now has a Coordinate variable, which represents its location on a given map.</text:p>
        </text:list-item>
      </text:list>
      <text:p text:style-name="P13"/>
      <text:p text:style-name="P13">Edge</text:p>
      <text:list xml:id="list2854880488341559241" text:style-name="L14">
        <text:list-item>
          <text:p text:style-name="P18">This class represents a direct path between two countries, known as an “edge”.</text:p>
        </text:list-item>
        <text:list-item>
          <text:p text:style-name="P18">An edge is used in graphs, to connect to the source vertex and the target vertex.</text:p>
        </text:list-item>
        <text:list-item>
          <text:p text:style-name="P18">In our code, we are identifying countries that are neighbouring each other, by checking if they have an edge between them.</text:p>
        </text:list-item>
      </text:list>
      <text:p text:style-name="P13">Map</text:p>
      <text:list xml:id="list8663520786985287467" text:style-name="L15">
        <text:list-item>
          <text:p text:style-name="P19">This class has been refactored, to be able to handle the import from Xml method</text:p>
        </text:list-item>
        <text:list-item>
          <text:p text:style-name="P19">Map now loads a list of countries, set of edges, and a set of continents, from a provided Xml file.</text:p>
        </text:list-item>
      </text:list>
      <text:p text:style-name="P13"/>
      <text:p text:style-name="P13">Player</text:p>
      <text:list xml:id="list4342670137235494115" text:style-name="L16">
        <text:list-item>
          <text:p text:style-name="P20">The player now has a specific colour, to uniquely identify them on the GUI, from other players.</text:p>
        </text:list-item>
      </text:list>
      <text:h text:style-name="P10" text:outline-level="2">View</text:h>
      <text:list xml:id="list2216988771092335973" text:style-name="L3">
        <text:list-item>
          <text:p text:style-name="P4">The user choses a the map they would like to play on:</text:p>
          <text:list>
            <text:list-item>
              <text:p text:style-name="P4">The view renders the background image for that specific map</text:p>
            </text:list-item>
            <text:list-item>
              <text:p text:style-name="P4">The view renders the countries at the correct coordinates </text:p>
            </text:list-item>
          </text:list>
        </text:list-item>
      </text:list>
      <text:h text:style-name="P9" text:outline-level="1">User Manual</text:h>
      <text:list xml:id="list7439152878129104329" text:style-name="L5">
        <text:list-item>
          <text:p text:style-name="P5">Run the JarFile</text:p>
        </text:list-item>
        <text:list-item>
          <text:p text:style-name="P5">Press NewGame at the bottom left</text:p>
        </text:list-item>
        <text:list-item>
          <text:p text:style-name="P5">Select the map you would like to play</text:p>
        </text:list-item>
        <text:list-item>
          <text:p text:style-name="P5">Select the number of players from the drop down menu</text:p>
        </text:list-item>
        <text:list-item>
          <text:p text:style-name="P5">Select the number of AI players you would like from the drop down menu</text:p>
        </text:list-item>
        <text:list-item>
          <text:p text:style-name="P5">The current players countries are highlighted in white, and the number of troops in each country is shown on the country</text:p>
        </text:list-item>
        <text:list-item>
          <text:p text:style-name="P5">At the beginning of a human player turn, you will be awarded bonus troops, based on the total number of territories you own, and the continents that you own</text:p>
          <text:list>
            <text:list-item>
              <text:p text:style-name="P5">You will be asked to allocate those troops, to any of the countries that you own, before you may perform other actions</text:p>
            </text:list-item>
            <text:list-item>
              <text:p text:style-name="P5">To allocate the bonus troops:</text:p>
              <text:list>
                <text:list-item>
                  <text:p text:style-name="P5">Select the number of troops you would like to allocate from the drop down men</text:p>
                </text:list-item>
                <text:list-item>
                  <text:p text:style-name="P5">Click on one of the countries that you own to deploy those bonus troops there</text:p>
                  <text:list>
                    <text:list-item>
                      <text:p text:style-name="P5">If you have not selected all the troops, you will be asked to deploy the rest of the bonus troops, until you have deployed them all</text:p>
                    </text:list-item>
                  </text:list>
                </text:list-item>
              </text:list>
            </text:list-item>
          </text:list>
        </text:list-item>
        <text:list-item>
          <text:p text:style-name="P5">Your options are Attack, PassTurn, QuitGame, save game, and load game</text:p>
          <text:list>
            <text:list-item>
              <text:p text:style-name="P5">Attack: To attack a country:</text:p>
              <text:list>
                <text:list-item>
                  <text:p text:style-name="P5">Press the Attack button</text:p>
                </text:list-item>
                <text:list-item>
                  <text:p text:style-name="P5">Press on one of the countries you own to select the attacking country (The countries you may attack with are highlighted in green)</text:p>
                </text:list-item>
                <text:list-item>
                  <text:p text:style-name="P5">Press on one of the countries, that are directly neighbouring the country you would like to attack from, in order to initiate an attack on them. (You may not attack your countries highlighted in green)</text:p>
                </text:list-item>
                <text:list-item>
                  <text:p text:style-name="P5">Select the number of troops you would like to attack with</text:p>
                  <text:list>
                    <text:list-item>
                      <text:p text:style-name="P5">You may not attack with a country that only has 1 troop(You always must have 1 troop left to defend!)</text:p>
                    </text:list-item>
                  </text:list>
                </text:list-item>
                <text:list-item>
                  <text:p text:style-name="P5">The result of the attack will be in the text field at the bottom</text:p>
                </text:list-item>
                <text:list-item>
                  <text:p text:style-name="P5">If you won the attack, the troops that survived the attack, will now move over to the country you have just defeated, and that country will now be highlighted green, as it was added to your conquered countries</text:p>
                </text:list-item>
              </text:list>
            </text:list-item>
            <text:list-item>
              <text:p text:style-name="P5">Pass: Passes the turn from you to the next player</text:p>
              <text:list>
                <text:list-item>
                  <text:p text:style-name="P5">Press the PassTurn button at the bottom right</text:p>
                </text:list-item>
                <text:list-item>
                  <text:p text:style-name="P5">If the next player is an AI, they will automatically make their moves, and allocate their <text:soft-page-break/>own bonus troops</text:p>
                </text:list-item>
              </text:list>
            </text:list-item>
            <text:list-item>
              <text:p text:style-name="P5">Save game</text:p>
              <text:list>
                <text:list-item>
                  <text:p text:style-name="P5">Save the current state of the game in order to continue playing later on</text:p>
                </text:list-item>
              </text:list>
            </text:list-item>
            <text:list-item>
              <text:p text:style-name="P5">Load game</text:p>
              <text:list>
                <text:list-item>
                  <text:p text:style-name="P5">Load a specified state that has been previously saved</text:p>
                </text:list-item>
              </text:list>
            </text:list-item>
            <text:list-item>
              <text:p text:style-name="P5">Quit: Exit the game.</text:p>
              <text:list>
                <text:list-item>
                  <text:p text:style-name="P5">Press the QuitGame button at the bottom</text:p>
                </text:list-item>
              </text:list>
            </text:list-item>
          </text:list>
        </text:list-item>
      </text:list>
      <text:p text:style-name="Text_20_body"/>
      <text:h text:style-name="Heading_20_1" text:outline-level="1">JavaDoc:</text:h>
      <text:list xml:id="list4902769092213506195" text:style-name="L6">
        <text:list-item>
          <text:p text:style-name="P6">Extract the Javadoc folder</text:p>
        </text:list-item>
        <text:list-item>
          <text:p text:style-name="P6">Double click Index.html </text:p>
        </text:list-item>
      </text:list>
      <text:p text:style-name="Text_20_body"/>
      <text:h text:style-name="Heading_20_1" text:outline-level="1">JUnit Tests:</text:h>
      <text:list xml:id="list9124074032656439499" text:style-name="L7">
        <text:list-item>
          <text:p text:style-name="P7">Clone the project from GitHub as a Maven project.</text:p>
          <text:list>
            <text:list-item>
              <text:p text:style-name="P7"><text:a xlink:type="simple" xlink:href="https://github.com/hasanissa25/SYSC3110-Risk-Group10.git" text:style-name="Internet_20_link" text:visited-style-name="Visited_20_Internet_20_Link">https://github.com/hasanissa25/SYSC3110-Risk-Group10.git</text:a></text:p>
            </text:list-item>
          </text:list>
        </text:list-item>
        <text:list-item>
          <text:p text:style-name="P7">Run the ModelTesting.java cla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san Issa</meta:initial-creator>
    <meta:creation-date>2020-11-21T20:50:48</meta:creation-date>
    <meta:generator>OpenOffice/4.1.6$Unix OpenOffice.org_project/416m1$Build-9790</meta:generator>
    <dc:date>2020-11-29T18:10:24</dc:date>
    <dc:creator>Hasan Issa</dc:creator>
    <meta:editing-duration>PT3H17M34S</meta:editing-duration>
    <meta:editing-cycles>7</meta:editing-cycles>
    <meta:document-statistic meta:table-count="0" meta:image-count="0" meta:object-count="0" meta:page-count="4" meta:paragraph-count="74" meta:word-count="891" meta:character-count="4735"/>
  </office:meta>
</office:document-meta>
</file>